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RequestDispatcher.forward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dRequestDispatcher.include( ServletRequest request , 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copedRequestDispatcher.ScopedRequestDispatcher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